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4.821cm" fo:min-width="12.826cm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715cm" svg:x="1.905cm" svg:y="3.2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2" draw:text-style-name="P2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1" draw:text-style-name="P1" draw:layer="layout" svg:width="13.97cm" svg:height="5.715cm" svg:x="1.906cm" svg:y="19.075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5.715cm" svg:x="1.906cm" svg:y="11.113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3:27:03.884000000</dc:date>
    <meta:editing-duration>PT37M46S</meta:editing-duration>
    <meta:editing-cycles>5</meta:editing-cycles>
    <meta:generator>LibreOffice/7.5.0.3$Windows_X86_64 LibreOffice_project/c21113d003cd3efa8c53188764377a8272d9d6de</meta:generator>
    <meta:document-statistic meta:object-count="5"/>
  </office:meta>
</office:document-meta>
</file>